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ucciones y Revisiones para Horizons</text:p>
      <text:p text:style-name="P1"/>
      <text:p text:style-name="P1">primer tema:</text:p>
      <text:p text:style-name="P1"/>
      <text:p text:style-name="P1">*en ingles</text:p>
      <text:p text:style-name="P1"/>
      <text:p text:style-name="P1">Who are we?</text:p>
      <text:p text:style-name="P1"/>
      <text:p text:style-name="P1">We are expert instructors in the art of short term stock trading, meaning the</text:p>
      <text:p text:style-name="P1">trading of listed socks in the New York Stock Market. We provide one to one</text:p>
      <text:p text:style-name="P1">tutoring services in person during trading hours. You would sit next to an</text:p>
      <text:p text:style-name="P1">instructor when the markets open at 9:30 am and remain learning how to trade,</text:p>
      <text:p text:style-name="P1">until the marker closes at 4 pm. This method of learning is akin to learning how to</text:p>
      <text:p text:style-name="P1">fly a plane with your pilot instructor at your side. You would experience first hand,</text:p>
      <text:p text:style-name="P1">how to buy and sell stocks in real time. There is no other method of learning stock</text:p>
      <text:p text:style-name="P1">trading as quick and reliable as with your personal tutor, teaching you the tools of</text:p>
      <text:p text:style-name="P1">the trade. We use the renowned Street Smart Pro and Street Smart Edge trading</text:p>
      <text:p text:style-name="P1">platforms of Charles Schwab, one of the premier stock brokers in Wall Street. We</text:p>
      <text:p text:style-name="P1">have been stock traders with Charles Schwab platforms since 2003, credentials</text:p>
      <text:p text:style-name="P1">accrediting our expertise.</text:p>
      <text:p text:style-name="P1"/>
      <text:p text:style-name="P1">*en español:</text:p>
      <text:p text:style-name="P1"/>
      <text:p text:style-name="P1">¿Quienes somos?</text:p>
      <text:p text:style-name="P1"/>
      <text:p text:style-name="P1">Somos instructores expertos en el arte del comercio de acciones a corto plazo, es</text:p>
      <text:p text:style-name="P1">decir, el comercio de acciones cotizadas en la Bolsa de Nueva York.</text:p>
      <text:p text:style-name="P1">Proporcionamos servicios de tutoría uno a uno en persona durante las horas de</text:p>
      <text:p text:style-name="P1">negociación. Se sentaría al lado de un instructor cuando los mercados abren a las</text:p>
      <text:p text:style-name="P1">9:30 am y continúe aprendiendo cómo comerciar, hasta que el marcador se cierre</text:p>
      <text:p text:style-name="P1">a las 4 pm. Este método de aprendizaje es similar a aprender a volar un avión con</text:p>
      <text:p text:style-name="P1">su instructor piloto a su lado. Experimentaría de primera mano, cómo comprar y</text:p>
      <text:p text:style-name="P1">vender acciones en tiempo real. No hay otro método para aprender el comercio</text:p>
      <text:p text:style-name="P1">de acciones tan rápido y confiable como con su tutor personal, enseñándole las</text:p>
      <text:p text:style-name="P1">herramientas del comercio. Utilizamos las famosas plataformas comerciales Street</text:p>
      <text:p text:style-name="P1">Smart Pro y Street Smart Edge de Charles Schwab, uno de los principales</text:p>
      <text:p text:style-name="P1">corredores de bolsa en Wall Street. Hemos sido comerciantes de valores con lasplataformas Charles Schwab desde 2003, credenciales que acreditan nuestra</text:p>
      <text:p text:style-name="P1">experiencia.</text:p>
      <text:p text:style-name="P1"/>
      <text:p text:style-name="P1">Segundo tema:</text:p>
      <text:p text:style-name="P1"/>
      <text:p text:style-name="P1">*en ingles:</text:p>
      <text:p text:style-name="P1"/>
      <text:p text:style-name="P1">The benefits of learning stock trading with us</text:p>
      <text:p text:style-name="P1"/>
      <text:p text:style-name="P1">There are many benefits of learning stock tradding with a tutor during regular</text:p>
      <text:p text:style-name="P1">market hours, as compared with self teaching by reading books or attending</text:p>
      <text:p text:style-name="P1">seminars. Most importantly, you will be able to ask questions as you see the</text:p>
      <text:p text:style-name="P1"><text:soft-page-break/>market action unfolding, minute by minute. You would see the tutor placing buy</text:p>
      <text:p text:style-name="P1">and sell orders at the proper points of entry and exit, using real money. Along the</text:p>
      <text:p text:style-name="P1">course of the trading day, the tutor will explain how support and resistance levels</text:p>
      <text:p text:style-name="P1">pronosticate up trends or down trends so as to allow for inteligent buy or sell</text:p>
      <text:p text:style-name="P1">decisions. The use of the most popular indicators to predict moves would also be</text:p>
      <text:p text:style-name="P1">explained. Chart use and interpretation would be explained in order for it to</text:p>
      <text:p text:style-name="P1">become one of your most valuable tools at your disposition. Learning to trade with</text:p>
      <text:p text:style-name="P1">a tutor will provide you with the insights that only a skilled trader can teach, such</text:p>
      <text:p text:style-name="P1">as the pitfalls of trading and the rules that are never to be be violated. The rules</text:p>
      <text:p text:style-name="P1">of money management and the consequences of bad trading to your capital will</text:p>
      <text:p text:style-name="P1">be explained virtually, as the market unfolds. These are some of the many skills to</text:p>
      <text:p text:style-name="P1">be learned, skills not to br found in books or learned at seminars. Only stock</text:p>
      <text:p text:style-name="P1">trading in real time with one of our tutors would guarentee results.</text:p>
      <text:p text:style-name="P1"/>
      <text:p text:style-name="P1">*en español</text:p>
      <text:p text:style-name="P1"/>
      <text:p text:style-name="P1">Los beneficios de aprender stock trading con nosotros.</text:p>
      <text:p text:style-name="P1"/>
      <text:p text:style-name="P1">Hay muchos beneficios de aprender acciones con un tutor durante las horas</text:p>
      <text:p text:style-name="P1">regulares de mercado, en comparación con la autoaprendizaje al leer libros o</text:p>
      <text:p text:style-name="P1">asistir a seminarios. Lo más importante es que podrá hacer preguntas cuando vea</text:p>
      <text:p text:style-name="P1">que se desarrolla la acción del mercado, minuto a minuto. Vería al tutor colocando</text:p>
      <text:p text:style-name="P1">órdenes de compra y venta en los puntos apropiados de entrada y salida,</text:p>
      <text:p text:style-name="P1">utilizando dinero real. A lo largo del día de negociación, el tutor explicará cómo los</text:p>
      <text:p text:style-name="P1">niveles de soporte y resistencia se pronostican hacia arriba o hacia abajo para</text:p>
      <text:p text:style-name="P1">permitir decisiones inteligentes de compra o venta. También se explicaría el uso</text:p>
      <text:p text:style-name="P1">de los indicadores más populares para predecir movimientos. El uso y lainterpretación de los gráficos se explicarán para que se convierta en una de sus</text:p>
      <text:p text:style-name="P1">herramientas más valiosas a su disposición. Aprender a negociar con un tutor le</text:p>
      <text:p text:style-name="P1">proporcionará la información que solo un comerciante experto puede enseñar,</text:p>
      <text:p text:style-name="P1">como las trampas del comercio y las reglas que nunca se deben violar. Las reglas</text:p>
      <text:p text:style-name="P1">de administración del dinero y las consecuencias de las malas operaciones</text:p>
      <text:p text:style-name="P1">comerciales con su capital se explicarán virtualmente a medida que se desarrolle</text:p>
      <text:p text:style-name="P1">el mercado. Estas son algunas de las muchas habilidades que se deben aprender,</text:p>
      <text:p text:style-name="P1">habilidades que no se pueden encontrar en los libros o en los seminarios. Solo el</text:p>
      <text:p text:style-name="P1">comercio de acciones en tiempo real con uno de nuestros tutores garantizaría los</text:p>
      <text:p text:style-name="P1">resultados.</text:p>
      <text:p text:style-name="P1"/>
      <text:p text:style-name="P1">Tercer tema:</text:p>
      <text:p text:style-name="P1"/>
      <text:p text:style-name="P1">*en ingles:</text:p>
      <text:p text:style-name="P1"/>
      <text:p text:style-name="P1">The Tutorial Program Explained and Its Benefits</text:p>
      <text:p text:style-name="P1"/>
      <text:p text:style-name="P1">First, the student will receive 25 hours of instructions during the market’s trading</text:p>
      <text:p text:style-name="P1">hours, while sitting next to the tutor. The first 20 hours would be dedicated to</text:p>
      <text:p text:style-name="P1">watching the tutor trade while explainig the market’s actions. The last 5 hours</text:p>
      <text:p text:style-name="P1">would be the most thrilling, with the student applying his trading skills using a</text:p>
      <text:p text:style-name="P1">Charles Swhab trading simulator, while the tutor rates his progress. The 25 hours</text:p>
      <text:p text:style-name="P1"><text:soft-page-break/>may be completed over a 5 week period by doing 5 hour lessons once a week.</text:p>
      <text:p text:style-name="P1">Some students could prefer doing two 5 hour lessons once a week, for completion</text:p>
      <text:p text:style-name="P1">in 2 and a half weeks. Other calendar schedules may be accomodated to suit the</text:p>
      <text:p text:style-name="P1">student’s time requierements.</text:p>
      <text:p text:style-name="P1">At the completion of the 25 hour stock trading course, a watch list containing 20</text:p>
      <text:p text:style-name="P1">stock picks will be ptovided to the student. This is a list of tradable stocks with</text:p>
      <text:p text:style-name="P1">proper chart formations for the student to be able to execute winning trades</text:p>
      <text:p text:style-name="P1">following the rules learned. Furthermore, the student will receive two new stock</text:p>
      <text:p text:style-name="P1">picks every week to add to his trading watch list. As part of this program, the</text:p>
      <text:p text:style-name="P1">student will receive free trading consultation using a chat line or via Wsapp, for a</text:p>
      <text:p text:style-name="P1">period of 6 months after completion of the couese.</text:p>
      <text:p text:style-name="P1">The cost of the stock trading program tutorial is $2,500.00. Payments of $500.00</text:p>
      <text:p text:style-name="P1">are to be made two days in advance of each class. The student can elect stoptaking the course at any time by giving a 5 day notice of his intentions to stop. A</text:p>
      <text:p text:style-name="P1">deposit of $500 is required to register for the course to be kept in an esctow</text:p>
      <text:p text:style-name="P1">account. The deposit shall be forfeited upon no show for the first lesson.</text:p>
      <text:p text:style-name="P1"/>
      <text:p text:style-name="P1">*en español</text:p>
      <text:p text:style-name="P1"/>
      <text:p text:style-name="P1">El programa tutorial explicado y sus beneficios</text:p>
      <text:p text:style-name="P1"/>
      <text:p text:style-name="P1">Primero, el estudiante recibirá 25 horas de instrucciones durante las horas de</text:p>
      <text:p text:style-name="P1">negociación del mercado, mientras se sienta al lado del tutor. Las primeras 20</text:p>
      <text:p text:style-name="P1">horas se dedicarán a observar el intercambio de tutores y explicar las acciones</text:p>
      <text:p text:style-name="P1">del mercado. Las últimas 5 horas serían las más emocionantes, ya que el</text:p>
      <text:p text:style-name="P1">estudiante aplicará sus habilidades comerciales utilizando un simulador comercial</text:p>
      <text:p text:style-name="P1">Charles Swchab, mientras que el tutor evalúa su progreso. Las 25 horas se</text:p>
      <text:p text:style-name="P1">pueden completar en un período de 5 semanas haciendo lecciones de 5 horas una</text:p>
      <text:p text:style-name="P1">vez a la semana. Algunos estudiantes pueden preferir hacer dos lecciones de 5</text:p>
      <text:p text:style-name="P1">horas una vez a la semana, para completar en 2 semanas y media. Se pueden</text:p>
      <text:p text:style-name="P1">acomodar otros horarios de calendario para satisfacer los requisitos de tiempo del</text:p>
      <text:p text:style-name="P1">estudiante.</text:p>
      <text:p text:style-name="P1">Al finalizar el curso de comercio de acciones de 25 horas, se proporcionará una</text:p>
      <text:p text:style-name="P1">lista de vigilancia con 20 selecciones de acciones al estudiante. Esta es una lista</text:p>
      <text:p text:style-name="P1">de acciones negociables con formaciones de gráficos adecuadas para que el</text:p>
      <text:p text:style-name="P1">estudiante pueda ejecutar operaciones ganadoras siguiendo las reglas</text:p>
      <text:p text:style-name="P1">aprendidas. Además, el estudiante recibirá dos nuevas selecciones de acciones</text:p>
      <text:p text:style-name="P1">cada semana para agregar a su lista de vigilancia comercial. Como parte de este</text:p>
      <text:p text:style-name="P1">programa, el estudiante recibirá una consulta comercial gratuita a través de una</text:p>
      <text:p text:style-name="P1">línea de chat o por medio de Whatsapp, por un período de 6 meses después de</text:p>
      <text:p text:style-name="P1">completar el programa.El costo del tutorial del programa de negociación de acciones es de $ 2,500.00.</text:p>
      <text:p text:style-name="P1">Los pagos de $ 500.00 se harán dos días antes de cada clase. El estudiante puede</text:p>
      <text:p text:style-name="P1">elegir dejar de tomar el curso en cualquier momento dando un aviso de 5 días de</text:p>
      <text:p text:style-name="P1">sus intenciones de parar. Se requiere un depósito de $ 500 para registrarse para</text:p>
      <text:p text:style-name="P1">mantener el curso en una cuenta de esctow. El depósito se perderá si no se</text:p>
      <text:p text:style-name="P1">presenta para la primera lección.</text:p>
      <text:p text:style-name="P1"/>
      <text:p text:style-name="P1">Cuarto tema:</text:p>
      <text:p text:style-name="P1"/>
      <text:p text:style-name="P1"><text:soft-page-break/>*en ingles:</text:p>
      <text:p text:style-name="P1"/>
      <text:p text:style-name="P1">How to Contact Us and Register for Tutoring Services</text:p>
      <text:p text:style-name="P1"/>
      <text:p text:style-name="P1">Fill out the form provided within our page giving your name, city and state,</text:p>
      <text:p text:style-name="P1">proffesion, telephone numbers and e mail. Look up the dates available for classes</text:p>
      <text:p text:style-name="P1">in our working calendar and choose the dates most convenient for you. Send the</text:p>
      <text:p text:style-name="P1">registration deposit of $500.00 to our Escrow agent, payable to us five working</text:p>
      <text:p text:style-name="P1">days before the first appointed class begins. You may elect to cancel the first class</text:p>
      <text:p text:style-name="P1">or re schedule the date, by giving notice up to fve wortking days before the first</text:p>
      <text:p text:style-name="P1">class begins. The deposit will be forfeited only if you fail to give notice of</text:p>
      <text:p text:style-name="P1">cancellation or of re scheduling.</text:p>
      <text:p text:style-name="P1"/>
      <text:p text:style-name="P1">*en español:</text:p>
      <text:p text:style-name="P1"/>
      <text:p text:style-name="P1">Cómo contactarnos y registrarse para servicios de tutoría</text:p>
      <text:p text:style-name="P1">Complete el formulario provisto en nuestra página con su nombre, ciudad y</text:p>
      <text:p text:style-name="P1">estado, información, números de teléfono y correo electrónico. Busque las fechas</text:p>
      <text:p text:style-name="P1">disponibles para las clases en nuestro calendario de trabajo y elija las fechas que</text:p>
      <text:p text:style-name="P1">más le convengan. Envíe el depósito de inscripción de $ 500.00 a nuestro agente</text:p>
      <text:p text:style-name="P1">de depósito en garantía, que se nos pagará cinco días hábiles antes de que</text:p>
      <text:p text:style-name="P1">comience la primera clase designada. Puede elegir cancelar la primera clase o</text:p>
      <text:p text:style-name="P1">volver a programar la fecha, avisando hasta cinco días antes de que comience la</text:p>
      <text:p text:style-name="P1">primera clase. El depósito se perderá solo si usted no da aviso de cancelación o</text:p>
      <text:p text:style-name="P1">de reprogramación.Ultimo tema (importante):</text:p>
      <text:p text:style-name="P1"/>
      <text:p text:style-name="P1">*en ingles:</text:p>
      <text:p text:style-name="P1"/>
      <text:p text:style-name="P1">Short Term Stock Trading Definitions and Objectives</text:p>
      <text:p text:style-name="P1">Short term trading, in our personal approach to stock market wealth</text:p>
      <text:p text:style-name="P1">creation, is buying and selling stocks within a time period of one to twenty</text:p>
      <text:p text:style-name="P1">tradng days. Fast gains opportunities at making money come up almost</text:p>
      <text:p text:style-name="P1">daily. Following daily charts one can spot an early forming trend, allowing</text:p>
      <text:p text:style-name="P1">the trader to capture profits of five to twenty percent during the trading</text:p>
      <text:p text:style-name="P1">course of the day or over a two day trading period. Swing trading (look up</text:p>
      <text:p text:style-name="P1">the definition at Google) is best suited for short periods of two to three</text:p>
      <text:p text:style-name="P1">days. Trend trading ( look up at Google again) is to be followed over longer</text:p>
      <text:p text:style-name="P1">periods of time. In term trading we advocate following a trend for no more</text:p>
      <text:p text:style-name="P1">than 20 trading days, to insure locking in profits. Markets can turn against</text:p>
      <text:p text:style-name="P1">the trader along the way, taking away part of the profits. The hallmark of a</text:p>
      <text:p text:style-name="P1">good trader is knowing his exit points for targetting good profits. Our</text:p>
      <text:p text:style-name="P1">tutoring course will teach you these skills for making good trades, at the</text:p>
      <text:p text:style-name="P1">least risk for the highest returns.</text:p>
      <text:p text:style-name="P1"/>
      <text:p text:style-name="P1">*en español:</text:p>
      <text:p text:style-name="P1"/>
      <text:p text:style-name="P1">Definiciones y objetivos a corto plazo del comercio de acciones</text:p>
      <text:p text:style-name="P1"/>
      <text:p text:style-name="P1">El comercio a corto plazo, en nuestro enfoque personal para la creación de</text:p>
      <text:p text:style-name="P1"><text:soft-page-break/>riqueza en el mercado de valores, es comprar y vender acciones dentro de un</text:p>
      <text:p text:style-name="P1">período de tiempo de uno a veinte días de negociación. Las oportunidades de</text:p>
      <text:p text:style-name="P1">ganancias rápidas para hacer dinero surgen casi a diario. Siguiendo los gráficos</text:p>
      <text:p text:style-name="P1">diarios, se puede detectar una tendencia de formación temprana, lo que le</text:p>
      <text:p text:style-name="P1">permite al operador capturar ganancias del cinco al veinte por ciento durante el</text:p>
      <text:p text:style-name="P1">curso de negociación del día o durante un período de negociación de dos días.</text:p>
      <text:p text:style-name="P1">Swing trading (busque la definición en Google) es más adecuado para períodos</text:p>
      <text:p text:style-name="P1">cortos de dos a tres días. El comercio de tendencias (volver a buscar en Google)</text:p>
      <text:p text:style-name="P1">debe seguirse durante largos períodos de tiempo. En el comercio a plazo,</text:p>
      <text:p text:style-name="P1">defendemos seguir una tendencia de no más de 20 días hábiles para asegurar el</text:p>
      <text:p text:style-name="P1">bloqueo de las ganancias. Los mercados pueden volverse en contra del</text:p>
      <text:p text:style-name="P1">comerciante en el camino, quitando parte de las ganancias. El sello distintivo de</text:p>
      <text:p text:style-name="P1">un buen comerciante es conocer sus puntos de salida para apuntar a las buenas</text:p>
      <text:p text:style-name="P1">ganancias. Nuestro curso de tutoría le enseñará estas habilidades para hacer</text:p>
      <text:p text:style-name="P1">buenos intercambios, con el menor riesgo de obtener los mejores rendimien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3:42:48.432010459</meta:creation-date>
    <dc:date>2019-03-27T13:46:00.901973598</dc:date>
    <meta:editing-duration>PT3M16S</meta:editing-duration>
    <meta:editing-cycles>1</meta:editing-cycles>
    <meta:document-statistic meta:table-count="0" meta:image-count="0" meta:object-count="0" meta:page-count="5" meta:paragraph-count="176" meta:word-count="2081" meta:character-count="12128" meta:non-whitespace-character-count="10223"/>
    <meta:generator>LibreOffice/6.0.7.3$Linux_X86_64 LibreOffice_project/00m0$Build-3</meta:generator>
  </office:meta>
</office:document-meta>
</file>